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b7e6" officeooo:paragraph-rsid="000db7e6"/>
    </style:style>
    <style:style style:name="P2" style:family="paragraph" style:parent-style-name="Standard">
      <style:text-properties officeooo:rsid="000f92ad" officeooo:paragraph-rsid="000f92ad"/>
    </style:style>
    <style:style style:name="P3" style:family="paragraph" style:parent-style-name="Standard">
      <style:text-properties officeooo:rsid="000ff726" officeooo:paragraph-rsid="000ff726"/>
    </style:style>
    <style:style style:name="P4" style:family="paragraph" style:parent-style-name="Standard">
      <style:text-properties officeooo:rsid="0011d54c" officeooo:paragraph-rsid="0011d54c"/>
    </style:style>
    <style:style style:name="P5" style:family="paragraph" style:parent-style-name="Standard">
      <style:text-properties officeooo:rsid="00125750" officeooo:paragraph-rsid="00125750"/>
    </style:style>
    <style:style style:name="P6" style:family="paragraph" style:parent-style-name="Standard">
      <style:text-properties officeooo:rsid="0012db6d" officeooo:paragraph-rsid="0012db6d"/>
    </style:style>
    <style:style style:name="P7" style:family="paragraph" style:parent-style-name="Standard">
      <style:text-properties officeooo:rsid="0012db6d" officeooo:paragraph-rsid="0013a97f"/>
    </style:style>
    <style:style style:name="P8" style:family="paragraph" style:parent-style-name="Standard">
      <style:text-properties officeooo:rsid="0013a97f" officeooo:paragraph-rsid="0013a97f"/>
    </style:style>
    <style:style style:name="P9" style:family="paragraph" style:parent-style-name="Standard">
      <style:text-properties officeooo:rsid="0014c02a" officeooo:paragraph-rsid="0014c02a"/>
    </style:style>
    <style:style style:name="P10" style:family="paragraph" style:parent-style-name="Standard">
      <style:text-properties officeooo:rsid="0016d075" officeooo:paragraph-rsid="0016d075"/>
    </style:style>
    <style:style style:name="T1" style:family="text">
      <style:text-properties officeooo:rsid="000f92ad"/>
    </style:style>
    <style:style style:name="T2" style:family="text">
      <style:text-properties officeooo:rsid="0011d54c"/>
    </style:style>
    <style:style style:name="T3" style:family="text">
      <style:text-properties officeooo:rsid="0011e1ff"/>
    </style:style>
    <style:style style:name="T4" style:family="text">
      <style:text-properties officeooo:rsid="0013a97f"/>
    </style:style>
    <style:style style:name="T5" style:family="text">
      <style:text-properties officeooo:rsid="0013ba0a"/>
    </style:style>
    <style:style style:name="T6" style:family="text">
      <style:text-properties officeooo:rsid="00164b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Cadastro de alunos matriculados ( ficha de matricula).</text:p>
      <text:p text:style-name="Standard"/>
      <text:p text:style-name="P1">Ano letivo – 2016 = int</text:p>
      <text:p text:style-name="P1">data da primeira matricula/ inicio na escola – 12/03/2013 – datetime / string</text:p>
      <text:p text:style-name="P1">Nome do aluno – João da silva = string</text:p>
      <text:p text:style-name="P1">data de nascimento - 12/03/2008 – string</text:p>
      <text:p text:style-name="P1">cidade onde nasce - Curitiba = string</text:p>
      <text:p text:style-name="P1"/>
      <text:p text:style-name="P6">rails generate scaffold Aluno nome:string data_<text:span text:style-name="T4">n</text:span>asc:string cidade_<text:span text:style-name="T4">n</text:span>asc:string ano_<text:span text:style-name="T4">l</text:span>etivo:integer data_<text:span text:style-name="T4">i</text:span>nicio:string</text:p>
      <text:p text:style-name="P7"/>
      <text:p text:style-name="P8">aluno<text:span text:style-name="T6">1</text:span> = Aluno.create(nome:"<text:span text:style-name="T6">Raiko</text:span>",data_nasc:"<text:span text:style-name="T6">27</text:span>/0<text:span text:style-name="T6">7</text:span>/20<text:span text:style-name="T6">10</text:span>",cidade_nasc:"<text:span text:style-name="T6">Londrina</text:span>",ano_letivo:2016, data_inicio:"<text:span text:style-name="T6">01</text:span>/<text:span text:style-name="T5">04</text:span>/20<text:span text:style-name="T6">13</text:span>")</text:p>
      <text:p text:style-name="P1"/>
      <text:p text:style-name="P1">*Modalidades/Periodos</text:p>
      <text:p text:style-name="P1">berçario ou pré-escola <text:s/><text:span text:style-name="T1">= string</text:span></text:p>
      <text:p text:style-name="P2">nivel = int?</text:p>
      <text:p text:style-name="P2">Horario = string</text:p>
      <text:p text:style-name="P2">meio periodo/intermediario/integral = string</text:p>
      <text:p text:style-name="P3">valor = double/ float</text:p>
      <text:p text:style-name="P9"/>
      <text:p text:style-name="P3">*Dados médicos</text:p>
      <text:p text:style-name="P3">tabela de doenças = strings</text:p>
      <text:p text:style-name="P3">cirurgias? = string</text:p>
      <text:p text:style-name="P3">tratamento = string</text:p>
      <text:p text:style-name="P3">alergia = string</text:p>
      <text:p text:style-name="P3">intolerancia = string</text:p>
      <text:p text:style-name="P3"/>
      <text:p text:style-name="P3">*Temperamento da criança</text:p>
      <text:p text:style-name="P3">tabela de comportamentos <text:span text:style-name="T2">= strings</text:span></text:p>
      <text:p text:style-name="P4">campo em aluno = outroTemp = strin<text:span text:style-name="T3">g</text:span></text:p>
      <text:p text:style-name="P4"/>
      <text:p text:style-name="P5">*Responsavel por buscar</text:p>
      <text:p text:style-name="P5">nome = string</text:p>
      <text:p text:style-name="P5">relação = string</text:p>
      <text:p text:style-name="P5"/>
      <text:p text:style-name="P9">*responsaveis</text:p>
      <text:p text:style-name="P9">rails generate scaffold Responsavel nome:string RG:string CPF:string escolaridade:string </text:p>
      <text:p text:style-name="Standard"/>
      <text:p text:style-name="Standard">-cadastro de profissionais (identificação,escolaridade,</text:p>
      <text:p text:style-name="Standard">-controle de recebimento de mensalidades( nome do aluno , dos pais ou responsáveis pelo pagamento, valor da parcela , mês e horário contratado, adicional para aula especial, matricula)</text:p>
      <text:p text:style-name="Standard">-ensalamento  ( aluno, data de nascimento, professora)</text:p>
      <text:p text:style-name="Standard">-controle biometrico( aluno, data nasc.,peso, altura, IMC, classificação)</text:p>
      <text:p text:style-name="Standard">-cardápio mensal ( fornecido pela nutricionista)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6T18:20:35.065202950</meta:creation-date>
    <meta:editing-duration>P2DT13H40M47S</meta:editing-duration>
    <meta:editing-cycles>2</meta:editing-cycles>
    <meta:generator>LibreOffice/5.1.4.2$Linux_X86_64 LibreOffice_project/10m0$Build-2</meta:generator>
    <dc:date>2016-07-29T08:11:30.727244268</dc:date>
    <meta:document-statistic meta:table-count="0" meta:image-count="0" meta:object-count="0" meta:page-count="2" meta:paragraph-count="33" meta:word-count="183" meta:character-count="1432" meta:non-whitespace-character-count="1274"/>
  </office:meta>
</office:document-meta>
</file>